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ystem" style:font-pitch="variable"/>
    <style:font-face style:name="Lucida Sans2" svg:font-family="'Lucida Sans'" style:font-family-generic="swiss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5eb91e"/>
      <style:paragraph-properties fo:text-align="center"/>
    </style:style>
    <style:style style:name="P4" style:family="paragraph">
      <style:paragraph-properties fo:text-align="center" style:writing-mode="lr-tb"/>
      <style:text-properties fo:font-size="12pt"/>
    </style:style>
    <style:style style:name="P5" style:family="paragraph">
      <loext:graphic-properties draw:fill-color="#c9211e"/>
      <style:paragraph-properties fo:text-align="center" style:writing-mode="lr-tb"/>
      <style:text-properties fo:font-size="12pt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24pt" fo:font-weight="normal" style:font-size-asian="24pt" style:font-weight-asian="normal" style:font-size-complex="24pt" style:font-weight-complex="normal" fo:hyphenate="false" loext:hyphenation-no-caps="false"/>
    </style:style>
    <style:style style:name="P7" style:family="paragraph">
      <style:paragraph-properties fo:text-align="center"/>
      <style:text-properties fo:font-size="24pt" fo:font-weight="normal" style:font-size-asian="24pt" style:font-weight-asian="normal" style:font-size-complex="24pt" style:font-weight-complex="normal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24pt" fo:font-weight="normal" style:font-size-asian="24pt" style:font-weight-asian="normal" style:font-size-complex="24pt" style:font-weight-complex="normal" fo:hyphenate="false" loext:hyphenation-no-caps="false"/>
    </style:style>
    <style:style style:name="P9" style:family="paragraph">
      <style:paragraph-properties fo:text-align="center"/>
      <style:text-properties fo:font-size="48pt" style:text-underline-style="none" fo:font-weight="bold" style:font-size-asian="48pt" style:font-weight-asian="bold" style:font-size-complex="48pt" style:font-weight-complex="bold"/>
    </style:style>
    <style:style style:name="P10" style:family="paragraph">
      <loext:graphic-properties draw:fill="none" draw:fill-color="#ffffff"/>
      <style:text-properties fo:font-size="48pt" style:text-underline-style="none" fo:font-weight="bold" style:font-size-asian="48pt" style:font-weight-asian="bold" style:font-size-complex="48pt" style:font-weight-complex="bold"/>
    </style:style>
    <style:style style:name="P11" style:family="paragraph">
      <loext:graphic-properties draw:fill="none" draw:fill-color="#ffffff"/>
      <style:paragraph-properties fo:text-align="center"/>
    </style:style>
    <style:style style:name="P12" style:family="paragraph">
      <style:text-properties fo:font-size="12pt"/>
    </style:style>
    <style:style style:name="P13" style:family="paragraph">
      <loext:graphic-properties draw:fill-color="#ff8000"/>
      <style:paragraph-properties fo:text-align="center"/>
    </style:style>
    <style:style style:name="T1" style:family="text">
      <style:text-properties fo:font-size="12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2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24pt" style:language-asian="zh" style:country-asian="CN" style:font-style-asian="normal" style:font-weight-asian="normal" style:font-name-complex="Lucida Sans1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font-size="24pt" fo:font-weight="normal" style:font-size-asian="24pt" style:font-weight-asian="normal" style:font-size-complex="24pt" style:font-weight-complex="normal"/>
    </style:style>
    <style:style style:name="T4" style:family="text">
      <style:text-properties fo:font-size="48pt" style:text-underline-style="none" fo:font-weight="bold" style:font-size-asian="48pt" style:font-weight-asian="bold" style:font-size-complex="48pt" style:font-weight-complex="bold"/>
    </style:style>
    <style:style style:name="T5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6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gr1" style:family="graphic">
      <style:graphic-properties draw:stroke="none" svg:stroke-color="#000000" draw:fill="none" draw:fill-color="#ffffff" fo:min-height="0.5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fill-color="#5eb91e" draw:textarea-horizontal-align="justify" draw:textarea-vertical-align="middle" draw:auto-grow-height="false" fo:min-height="2.399cm" fo:min-width="19.73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fill-color="#c9211e" draw:textarea-horizontal-align="justify" draw:textarea-vertical-align="middle" draw:auto-grow-height="false" fo:min-height="5.858cm" fo:min-width="7.40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draw:textarea-vertical-align="middle" fo:min-height="6.421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2.988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37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svg:stroke-color="#383d3c" draw:textarea-horizontal-align="justify" draw:textarea-vertical-align="middle" draw:auto-grow-height="false" fo:min-height="20.378cm" fo:min-width="19.6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32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fill-color="#ff8000" draw:textarea-horizontal-align="justify" draw:textarea-vertical-align="middle" draw:auto-grow-height="false" fo:min-height="2.046cm" fo:min-width="19.75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4" draw:name="Cadre de texte 3" draw:style-name="gr5" draw:text-style-name="P10" svg:width="14.606cm" svg:height="2.989cm" svg:x="2.201cm" svg:y="8.543cm"><draw:text-box><text:p text:style-name="P9"><text:span text:style-name="T4">VISIPERF </text:span><text:span text:style-name="T5"><text:s/></text:span><text:span text:style-name="T6">logo</text:span></text:p></draw:text-box></draw:frame><draw:frame text:anchor-type="paragraph" draw:z-index="5" draw:name="Cadre de texte 4" draw:style-name="gr4" draw:text-style-name="P8" svg:width="15.523cm" svg:height="6.421cm" svg:x="1.443cm" svg:y="11.929cm"><draw:text-box><text:p text:style-name="P6"><text:span text:style-name="T2">Introduction à mettre</text:span></text:p><text:p text:style-name="P7"><text:span text:style-name="T3"/></text:p></draw:text-box></draw:frame><draw:custom-shape text:anchor-type="paragraph" draw:z-index="0" draw:name="Forme 1" draw:style-name="gr9" draw:text-style-name="P13" svg:width="19.756cm" svg:height="2.047cm" svg:x="-1.238cm" svg:y="0.016cm"><text:p text:style-name="P1">Accueil<text:tab/>Produits<text:tab/>À propos de nous <text:tab/>Partenariats<text:tab/> savoir-faire</text:p><draw:enhanced-geometry svg:viewBox="0 0 21600 21600" draw:type="rectangle" draw:enhanced-path="M 0 0 L 21600 0 21600 21600 0 21600 0 0 Z N"/></draw:custom-shape><draw:frame text:anchor-type="paragraph" draw:z-index="1" draw:name="Cadre de texte 1" draw:style-name="gr8" draw:text-style-name="P2" svg:width="11.265cm" svg:height="0.489cm" svg:x="3.443cm" svg:y="-0.459cm"><draw:text-box><text:p text:style-name="P1">Header</text:p></draw:text-box></draw:frame><draw:custom-shape text:anchor-type="paragraph" draw:z-index="2" draw:name="Forme 7" draw:style-name="gr7" draw:text-style-name="P12" svg:width="19.65cm" svg:height="20.379cm" svg:x="-1.184cm" svg:y="2.665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3" draw:name="Cadre de texte 2" draw:style-name="gr6" draw:text-style-name="P11" svg:width="11.526cm" svg:height="0.489cm" svg:x="3.302cm" svg:y="2.224cm"><draw:text-box><text:p text:style-name="P1">Main</text:p></draw:text-box></draw:frame><draw:custom-shape text:anchor-type="paragraph" draw:z-index="6" draw:name="Forme 3" draw:style-name="gr3" draw:text-style-name="P5" svg:width="7.409cm" svg:height="5.859cm" svg:x="9.701cm" svg:y="12.13cm"><text:p text:style-name="P4"><text:span text:style-name="T1">Image des locaux</text:span></text:p><draw:enhanced-geometry svg:viewBox="0 0 21600 21600" draw:type="rectangle" draw:enhanced-path="M 0 0 L 21600 0 21600 21600 0 21600 0 0 Z N"/></draw:custom-shape><draw:custom-shape text:anchor-type="paragraph" draw:z-index="7" draw:name="Forme 4" draw:style-name="gr2" draw:text-style-name="P3" svg:width="19.733cm" svg:height="2.4cm" svg:x="-1.379cm" svg:y="23.975cm"><text:p text:style-name="P1">Nos technologies<text:tab/>Nos savoirs experts<text:tab/>Liens utiles<text:tab/>Nos bureaux</text:p><draw:enhanced-geometry svg:viewBox="0 0 21600 21600" draw:type="rectangle" draw:enhanced-path="M 0 0 L 21600 0 21600 21600 0 21600 0 0 Z N"/></draw:custom-shape><draw:frame text:anchor-type="paragraph" draw:z-index="8" draw:name="Cadre de texte 5" draw:style-name="gr1" draw:text-style-name="P2" svg:width="7.573cm" svg:height="0.541cm" svg:x="5.136cm" svg:y="23.435cm"><draw:text-box><text:p text:style-name="P1">Footer</text:p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ystem" style:font-pitch="variable"/>
    <style:font-face style:name="Lucida Sans2" svg:font-family="'Lucida Sans'" style:font-family-generic="swiss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2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Landscape"/>
    <style:master-page style:name="Landscap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4T15:17:51.429000000</meta:creation-date>
    <dc:date>2021-10-14T16:57:39.219000000</dc:date>
    <meta:editing-duration>PT48M12S</meta:editing-duration>
    <meta:editing-cycles>8</meta:editing-cycles>
    <meta:generator>LibreOffice/7.2.1.2$Windows_X86_64 LibreOffice_project/87b77fad49947c1441b67c559c339af8f3517e2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